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9月10日至107年9月16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13"/>
          <table:table-cell table:style-name="ce8" office:value-type="float" office:value="80" calcext:value-type="float" table:number-columns-spanned="2" table:number-rows-spanned="1">
            <text:p><text:s/>80 </text:p>
          </table:table-cell>
          <table:covered-table-cell table:style-name="ce13"/>
          <table:table-cell table:style-name="ce8" office:value-type="float" office:value="1185" calcext:value-type="float" table:number-columns-spanned="2" table:number-rows-spanned="1">
            <text:p><text:s/>1,185 </text:p>
          </table:table-cell>
          <table:covered-table-cell table:style-name="ce13"/>
          <table:table-cell table:style-name="ce8" office:value-type="float" office:value="166" calcext:value-type="float" table:number-columns-spanned="2" table:number-rows-spanned="1">
            <text:p><text:s/>166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13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13"/>
          <table:table-cell table:style-name="ce8" office:value-type="float" office:value="1185" calcext:value-type="float" table:number-columns-spanned="2" table:number-rows-spanned="1">
            <text:p><text:s/>1,185 </text:p>
          </table:table-cell>
          <table:covered-table-cell table:style-name="ce13"/>
          <table:table-cell table:style-name="ce8" office:value-type="float" office:value="166" calcext:value-type="float" table:number-columns-spanned="2" table:number-rows-spanned="1">
            <text:p><text:s/>166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2" office:value-type="float" office:value="66.67" calcext:value-type="float" table:number-columns-spanned="2" table:number-rows-spanned="1">
            <text:p>66.67 </text:p>
          </table:table-cell>
          <table:covered-table-cell table:style-name="ce14"/>
          <table:table-cell table:style-name="ce15" office:value-type="float" office:value="71.43" calcext:value-type="float" table:number-columns-spanned="2" table:number-rows-spanned="1">
            <text:p>71.43 </text:p>
          </table:table-cell>
          <table:covered-table-cell table:style-name="ce16"/>
          <table:table-cell table:style-name="ce15" office:value-type="float" office:value="69.39" calcext:value-type="float" table:number-columns-spanned="2" table:number-rows-spanned="1">
            <text:p>69.39 </text:p>
          </table:table-cell>
          <table:covered-table-cell table:style-name="ce16"/>
          <table:table-cell table:style-name="ce15" office:value-type="float" office:value="75" calcext:value-type="float" table:number-columns-spanned="2" table:number-rows-spanned="1">
            <text:p>75.0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9月 17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00/00/00</text:date>, <text:time style:data-style-name="N2" text:time-value="13:59:09.62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9-18T14:00:18.239000000</dc:date>
    <meta:editing-duration>PT3H26M7S</meta:editing-duration>
    <meta:editing-cycles>80</meta:editing-cycles>
    <meta:document-statistic meta:table-count="1" meta:cell-count="39" meta:object-count="0"/>
  </office:meta>
</office:document-meta>
</file>